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72bf44" fo:border="0.06pt solid #000000"/>
    </style:style>
    <style:style style:name="ce10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dfcce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3" table:default-cell-style-name="ce2"/>
        <table:table-row table:style-name="ro1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Plain Cross Entropy Loss</text:p>
          </table:table-cell>
          <table:covered-table-cell table:number-columns-repeated="2" table:style-name="ce1"/>
          <table:table-cell table:style-name="ce10" office:value-type="string" calcext:value-type="string" table:number-columns-spanned="3" table:number-rows-spanned="1">
            <text:p>CE+ ConsistencyLoss</text:p>
          </table:table-cell>
          <table:covered-table-cell table:number-columns-repeated="2" table:style-name="ce12"/>
        </table:table-row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1s rate in Tr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style-name="ce11" office:value-type="string" calcext:value-type="string">
            <text:p>Training</text:p>
          </table:table-cell>
          <table:table-cell table:style-name="ce11" office:value-type="string" calcext:value-type="string">
            <text:p>Validation</text:p>
          </table:table-cell>
          <table:table-cell table:style-name="ce11" office:value-type="string" calcext:value-type="string">
            <text:p>Test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083" calcext:value-type="float">
            <text:p>0.083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58" calcext:value-type="float">
            <text:p>0.58</text:p>
          </table:table-cell>
          <table:table-cell office:value-type="float" office:value="0.62" calcext:value-type="float">
            <text:p>0.62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3" calcext:value-type="float">
            <text:p>0.073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0.31" calcext:value-type="float">
            <text:p>0.31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37" calcext:value-type="float">
            <text:p>0.37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3" calcext:value-type="float">
            <text:p>0.063</text:p>
          </table:table-cell>
          <table:table-cell table:style-name="ce2" office:value-type="float" office:value="0.537" calcext:value-type="float">
            <text:p>0.537</text:p>
          </table:table-cell>
          <table:table-cell table:style-name="ce2" office:value-type="float" office:value="0.465" calcext:value-type="float">
            <text:p>0.465</text:p>
          </table:table-cell>
          <table:table-cell table:style-name="ce2" office:value-type="float" office:value="0.573" calcext:value-type="float">
            <text:p>0.573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/>
          <table:table-cell table:style-name="ce5" table:formula="of:=AVERAGE([.C3:.C8])" office:value-type="float" office:value="0.531166666666667" calcext:value-type="float">
            <text:p>0.531</text:p>
          </table:table-cell>
          <table:table-cell table:style-name="ce5" table:formula="of:=AVERAGE([.D3:.D8])" office:value-type="float" office:value="0.465833333333333" calcext:value-type="float">
            <text:p>0.466</text:p>
          </table:table-cell>
          <table:table-cell table:style-name="ce5" table:formula="of:=AVERAGE([.E3:.E8])" office:value-type="float" office:value="0.4855" calcext:value-type="float">
            <text:p>0.48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3"/>
          <table:table-cell table:style-name="ce5" table:formula="of:=STDEV([.C3:.C8])" office:value-type="float" office:value="0.0617103448918143" calcext:value-type="float">
            <text:p>0.062</text:p>
          </table:table-cell>
          <table:table-cell table:style-name="ce5" table:formula="of:=STDEV([.D3:.D8])" office:value-type="float" office:value="0.131545302716086" calcext:value-type="float">
            <text:p>0.132</text:p>
          </table:table-cell>
          <table:table-cell table:style-name="ce5" table:formula="of:=STDEV([.E3:.E8])" office:value-type="float" office:value="0.116161525472077" calcext:value-type="float">
            <text:p>0.11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1 <text:s/>for the k-th fold CV, the k-th fold for test, and the (k+1)th fold for validation;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 <text:s/>fold 0 validation and flod1 test has a same data fold;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 <text:s/>validation and test has big difference, maybe because of data specialty in that fold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 <text:s/>This is 29 patient data set, which excludes bigger cancer with size exceeding 147m*147m*147mm;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 <text:s/>This 29 patients data, label 1s occupies whole volume at about 6%-8%;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 <text:s/>1s rate in the Tr means label 1s average rate in the whole volume. </text:p>
          </table:table-cell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09:01:15.112658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14:11.213859537</meta:creation-date>
    <meta:generator>LibreOffice/6.0.7.3$Linux_X86_64 LibreOffice_project/00m0$Build-3</meta:generator>
    <dc:date>2019-10-12T09:12:23.752292890</dc:date>
    <meta:editing-duration>PT1H7M31S</meta:editing-duration>
    <meta:editing-cycles>18</meta:editing-cycles>
    <meta:document-statistic meta:table-count="1" meta:cell-count="58" meta:object-count="0"/>
  </office:meta>
</office:document-meta>
</file>